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7b4d" officeooo:paragraph-rsid="000f7b4d"/>
    </style:style>
    <style:style style:name="P2" style:family="paragraph" style:parent-style-name="Standard">
      <style:paragraph-properties fo:text-align="start" style:justify-single-word="false"/>
      <style:text-properties officeooo:rsid="000f7b4d" officeooo:paragraph-rsid="000f7b4d"/>
    </style:style>
    <style:style style:name="P3" style:family="paragraph" style:parent-style-name="Standard">
      <style:paragraph-properties fo:text-align="start" style:justify-single-word="false"/>
      <style:text-properties fo:color="#ffff00" officeooo:rsid="000f7b4d" officeooo:paragraph-rsid="000f7b4d" fo:background-color="#ff3333"/>
    </style:style>
    <style:style style:name="P4" style:family="paragraph" style:parent-style-name="Text_20_body">
      <style:text-properties officeooo:rsid="00107b05" officeooo:paragraph-rsid="00107b05"/>
    </style:style>
    <style:style style:name="P5" style:family="paragraph" style:parent-style-name="Text_20_body">
      <style:text-properties fo:font-weight="bold" officeooo:paragraph-rsid="00107b05" style:font-weight-asian="bold" style:font-weight-complex="bold"/>
    </style:style>
    <style:style style:name="P6" style:family="paragraph" style:parent-style-name="Text_20_body">
      <style:text-properties fo:text-shadow="none" fo:font-weight="normal" officeooo:paragraph-rsid="00107b05" style:font-weight-asian="normal" style:font-weight-complex="normal"/>
    </style:style>
    <style:style style:name="P7" style:family="paragraph" style:parent-style-name="Title">
      <style:text-properties officeooo:rsid="00107b05" officeooo:paragraph-rsid="00107b05"/>
    </style:style>
    <style:style style:name="P8" style:family="paragraph" style:parent-style-name="Subtitle">
      <style:text-properties officeooo:rsid="0011ba16" officeooo:paragraph-rsid="0011ba16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0f7b4d" officeooo:paragraph-rsid="000f7b4d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0f7b4d" officeooo:paragraph-rsid="000f7b4d" fo:background-color="#ffff00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text-properties fo:font-size="12pt" officeooo:paragraph-rsid="0018d6e3" style:font-size-asian="12pt" style:font-size-complex="12pt"/>
    </style:style>
    <style:style style:name="P13" style:family="paragraph" style:parent-style-name="Text_20_body" style:list-style-name="L1">
      <style:text-properties fo:text-shadow="none" fo:font-weight="normal" officeooo:rsid="0011ba16" officeooo:paragraph-rsid="0011ba16" style:font-weight-asian="normal" style:font-weight-complex="normal"/>
    </style:style>
    <style:style style:name="P14" style:family="paragraph" style:parent-style-name="Heading_20_1">
      <style:text-properties officeooo:rsid="00107b05" officeooo:paragraph-rsid="00107b05"/>
    </style:style>
    <style:style style:name="P15" style:family="paragraph" style:parent-style-name="Heading_20_1">
      <style:text-properties officeooo:paragraph-rsid="0018d6e3"/>
    </style:style>
    <style:style style:name="T1" style:family="text">
      <style:text-properties officeooo:rsid="000ff36f"/>
    </style:style>
    <style:style style:name="T2" style:family="text">
      <style:text-properties officeooo:rsid="0013ae90"/>
    </style:style>
    <style:style style:name="T3" style:family="text">
      <style:text-properties officeooo:rsid="00168407"/>
    </style:style>
    <style:style style:name="T4" style:family="text">
      <style:text-properties fo:font-size="16pt" style:font-size-asian="16pt" style:font-name-complex="Calibri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name-complex="Calibri" style:font-size-complex="14pt"/>
    </style:style>
    <style:style style:name="T7" style:family="text">
      <style:text-properties fo:font-size="14pt" fo:font-weight="bold" style:font-size-asian="14pt" style:font-weight-asian="bold" style:font-name-complex="Calibri" style:font-size-complex="14pt"/>
    </style:style>
    <style:style style:name="T8" style:family="text">
      <style:text-properties officeooo:rsid="0016926e"/>
    </style:style>
    <style:style style:name="T9" style:family="text">
      <style:text-properties officeooo:rsid="0016926e" fo:background-color="#cc3300" loext:char-shading-value="0"/>
    </style:style>
    <style:style style:name="T10" style:family="text">
      <style:text-properties fo:color="#ffff66" officeooo:rsid="0016926e" fo:background-color="#cc3300" loext:char-shading-value="0"/>
    </style:style>
    <style:style style:name="T11" style:family="text">
      <style:text-properties fo:color="#ffff66" officeooo:rsid="0016926e" fo:background-color="#cc3300" loext:char-shading-value="0"/>
    </style:style>
    <style:style style:name="T12" style:family="text">
      <style:text-properties fo:color="#ffff66" officeooo:rsid="0016926e" fo:background-color="#ff3300" loext:char-shading-value="0"/>
    </style:style>
    <style:style style:name="T13" style:family="text">
      <style:text-properties fo:color="#ffff66" officeooo:rsid="0016926e" fo:background-color="#ff3300" loext:char-shading-value="0"/>
    </style:style>
    <style:style style:name="T14" style:family="text">
      <style:text-properties fo:font-weight="bold" style:font-weight-asian="bold" style:font-name-complex="Calibri"/>
    </style:style>
    <style:style style:name="T15" style:family="text">
      <style:text-properties style:font-name-complex="Calibri"/>
    </style:style>
    <style:style style:name="T16" style:family="text">
      <style:text-properties officeooo:rsid="0016926e" fo:background-color="#ff3300" loext:char-shading-value="0"/>
    </style:style>
    <style:style style:name="T17" style:family="text">
      <style:text-properties officeooo:rsid="0016926e" fo:background-color="#ff3300" loext:char-shading-value="0"/>
    </style:style>
    <style:style style:name="T18" style:family="text">
      <style:text-properties fo:color="#ffff00" officeooo:rsid="0016926e" fo:background-color="#ff3300" loext:char-shading-value="0"/>
    </style:style>
    <style:style style:name="T19" style:family="text">
      <style:text-properties fo:color="#ffff00" officeooo:rsid="0016926e" fo:background-color="#ff3300" loext:char-shading-value="0"/>
    </style:style>
    <style:style style:name="T20" style:family="text">
      <style:text-properties fo:color="#ffff00" officeooo:rsid="0016926e" fo:background-color="#cc33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jeto de Instanciação do Trabalho Final de Modelagem de Processo de Negócios – T02</text:p>
      <text:p text:style-name="P4"/>
      <text:p text:style-name="P8">Grupo 3</text:p>
      <text:p text:style-name="P4"/>
      <text:h text:style-name="P14" text:outline-level="1">Acadêmicos:</text:h>
      <text:p text:style-name="P6"/>
      <text:list xml:id="list3614024056832853397" text:style-name="L1">
        <text:list-item>
          <text:p text:style-name="P13">BRUNO GONCALVES MECCA</text:p>
        </text:list-item>
        <text:list-item>
          <text:p text:style-name="P13">ERICO BRUNO CAMARGO</text:p>
        </text:list-item>
        <text:list-item>
          <text:p text:style-name="P13">GIAN LUCAS SILVA DA FONSECA </text:p>
        </text:list-item>
        <text:list-item>
          <text:p text:style-name="P13">JONATHAN HEIDY KINJO </text:p>
        </text:list-item>
        <text:list-item>
          <text:p text:style-name="P13">JOSE AUGUSTO SOTTILI REIS </text:p>
        </text:list-item>
        <text:list-item>
          <text:p text:style-name="P13">MATEUS BORGES OLIVEIRA GASPIO DE ARAUJO </text:p>
        </text:list-item>
        <text:list-item>
          <text:p text:style-name="P13">MATEUS GABI MOREIRA </text:p>
        </text:list-item>
        <text:list-item>
          <text:p text:style-name="P13">MATHEUS FONTES DA GAMA </text:p>
        </text:list-item>
        <text:list-item>
          <text:p text:style-name="P13">NICHOLAS PEDROSO PETERLE </text:p>
        </text:list-item>
        <text:list-item>
          <text:p text:style-name="P13">TACIO LUCAS IFRAN </text:p>
        </text:list-item>
        <text:list-item>
          <text:p text:style-name="P13">VICTOR LUCAS LOPES SILVA </text:p>
        </text:list-item>
      </text:list>
      <text:p text:style-name="P5"/>
      <text:h text:style-name="Heading_20_1" text:outline-level="1">O que devemos fazer</text:h>
      <text:p text:style-name="P1"/>
      <text:list xml:id="list8809031638856606405" text:style-name="L2">
        <text:list-item>
          <text:p text:style-name="P9">criar repositório no GitHub<text:tab/>[DONE] <text:a xlink:type="simple" xlink:href="https://github.com/MateusGabi/Trabalho-MPN-T2" text:style-name="Internet_20_link" text:visited-style-name="Visited_20_Internet_20_Link">https://github.com/MateusGabi/Trabalho-MPN-T2</text:a></text:p>
        </text:list-item>
        <text:list-item>
          <text:p text:style-name="P9">enviar link do repositório para o prof</text:p>
        </text:list-item>
        <text:list-item>
          <text:p text:style-name="P9">realizar os diagramas BPMN</text:p>
        </text:list-item>
        <text:list-item>
          <text:p text:style-name="P9">redigir pautas das reuniões</text:p>
        </text:list-item>
        <text:list-item>
          <text:p text:style-name="P10">redigir planos de ações PDCA ??????</text:p>
        </text:list-item>
      </text:list>
      <text:p text:style-name="P2"/>
      <text:h text:style-name="P15" text:outline-level="1"><text:soft-page-break/>Fases dos trabalho</text:h>
      <text:p text:style-name="P11">1. Identificar Processos</text:p>
      <text:p text:style-name="P11"/>
      <text:p text:style-name="P11">1.1. Ar<text:span text:style-name="T8">q</text:span>uitetura de Processos da Organização</text:p>
      <text:p text:style-name="P11"/>
      <text:p text:style-name="P11">1.1.1. Realizar Matriz Caso/Função – <text:span text:style-name="T19">Nicholas/Mateus Gabi</text:span></text:p>
      <text:p text:style-name="P12">1.1.2. Enumerar Processos – <text:span text:style-name="T19">Nicholas/Mateus Gabi</text:span></text:p>
      <text:p text:style-name="P12">1.1.3. Ilustrar a Arquitetura d<text:span text:style-name="T1">e Processos d</text:span>a Organização – <text:span text:style-name="T19">Nicholas/Mateus Gabi</text:span></text:p>
      <text:p text:style-name="P12"><text:span text:style-name="T10"/></text:p>
      <text:p text:style-name="P11">1.2. Avaliação dos Processos de Negócios</text:p>
      <text:p text:style-name="P11"/>
      <text:p text:style-name="P11">1.2.1. Avaliar com base na Importância, Disfunção e Viabilidade – <text:span text:style-name="T19">Érico/Jonathan/José</text:span></text:p>
      <text:p text:style-name="P11">1.2.2. Estabelecer quais processos serão descobertos de forma detalhada – <text:span text:style-name="T19">Érico/Jonathan/José</text:span></text:p>
      <text:p text:style-name="P11"/>
      <text:p text:style-name="P11">1.3. Escopo do Ciclo de Melhorias – <text:span text:style-name="T19">Tácio/Mateus Borges/Gian</text:span></text:p>
      <text:p text:style-name="P11"/>
      <text:p text:style-name="P11">2. Descoberta de Processos</text:p>
      <text:p text:style-name="P11"/>
      <text:p text:style-name="P11">2.1. <text:span text:style-name="T2">Definição da Configuração de descoberta</text:span></text:p>
      <text:p text:style-name="P11"/>
      <text:p text:style-name="P11">2.1.1. A Configuração da Descoberta formaliza a equipe que irá trabalhar com a descoberta de processos, deve incluir membros da equipe de Analistas de Processos juntamente a funcionários da organização. <text:span text:style-name="T19">[TODOS]</text:span></text:p>
      <text:p text:style-name="P11"><text:span text:style-name="T10"/></text:p>
      <text:p text:style-name="P11">2.2. <text:span text:style-name="T2">As evidências de coletas de informações</text:span></text:p>
      <text:p text:style-name="P11"/>
      <text:p text:style-name="P11">2.2.1. O grupo deve garantir que as informações coletadas sejam registradas no repositório, bem como os modelos. <text:span text:style-name="T19">[TODOS]</text:span></text:p>
      <text:p text:style-name="P11"><text:span text:style-name="T10"/></text:p>
      <text:p text:style-name="P11">2.3. <text:span text:style-name="T2">AS-IS</text:span></text:p>
      <text:p text:style-name="P11"/>
      <text:p text:style-name="P11">2.4. <text:span text:style-name="T2">Evidências de Garantia de Qualidade de Processo</text:span></text:p>
      <text:p text:style-name="P11"/>
      <text:p text:style-name="P11">2.4.1. a Garantia da Qualidade deve ser assegurada considerando os três aspectos de qualidade: Validade Semântica, Qualidade Sintática e Compreensibilidade</text:p>
      <text:p text:style-name="P11"/>
      <text:p text:style-name="P11">3. Análise de processos</text:p>
      <text:p text:style-name="P11"/>
      <text:p text:style-name="P11">3.1. O grupo de Analistas de Processos deve efetuar a Análise de Processos em busca problemas para serem solucionados</text:p>
      <text:p text:style-name="P11">3.2. <text:span text:style-name="T3">O</text:span>timizar etapas dos processos</text:p>
      <text:p text:style-name="P11">3.3. Redigir a Análise Qualitativa de Processos</text:p>
      <text:p text:style-name="P11"/>
      <text:p text:style-name="P11">4. Re-design de processos</text:p>
      <text:p text:style-name="P11"/>
      <text:p text:style-name="P11">4.1. <text:s/><text:span text:style-name="T14">TO-BE</text:span><text:span text:style-name="T15">: Conjunto de Modelos de Processos de Negócios (em BPMN) que representam o processo melhorado</text:span></text:p>
      <text:p text:style-name="P2"/>
      <text:p text:style-name="P3">ENTREGA: 23/03</text:p>
      <text:list xml:id="list194904285153793" text:continue-numbering="true" text:style-name="L2">
        <text:list-header>
          <text:p text:style-name="P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09:56:52.410180617</meta:creation-date>
    <dc:date>2016-02-26T19:49:02.093003063</dc:date>
    <meta:editing-duration>PT36M50S</meta:editing-duration>
    <meta:editing-cycles>8</meta:editing-cycles>
    <meta:generator>LibreOffice/5.0.5.2$Linux_X86_64 LibreOffice_project/00m0$Build-2</meta:generator>
    <meta:document-statistic meta:table-count="0" meta:image-count="0" meta:object-count="0" meta:page-count="2" meta:paragraph-count="46" meta:word-count="325" meta:character-count="2184" meta:non-whitespace-character-count="1904"/>
  </office:meta>
</office:document-meta>
</file>